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/>
    </style:style>
    <style:style style:name="ce3" style:family="table-cell" style:parent-style-name="Default" style:data-style-name="N0">
      <style:text-properties fo:color="#000000" style:font-name="Arial" style:font-name-asian="Arial" style:font-name-complex="Arial"/>
    </style:style>
    <style:style style:name="ce4" style:family="table-cell" style:parent-style-name="Norm_225_l_32_2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/>
    </style:style>
    <style:style style:name="co1" style:family="table-column">
      <style:table-column-properties fo:break-before="auto" style:column-width="6.29708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unka2" table:style-name="ta1">
        <table:table-column table:style-name="co1" table:default-cell-style-name="ce2"/>
        <table:table-column table:style-name="co2" table:number-columns-repeated="16383" table:default-cell-style-name="ce1"/>
        <table:table-row table:style-name="ro1">
          <table:table-cell office:value-type="string" table:style-name="ce3">
            <text:p>acer <text:s/>(ácer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esculus <text:s/>(észkulusz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ilanthus <text:s/>(ajilantusz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nus <text:s/>(álnusz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brosia <text:s/>(ambrózia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temisia <text:s/>(artemízia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steraceae <text:s/>(aszterácejé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etula <text:s/>(betula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annabaceae <text:s/>(kannabácejé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arpinus <text:s/>(karpínusz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astanea <text:s/>(kasztanye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henopodiaceae <text:s/>(kenopodiácejé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rylus <text:s/>(korilusz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upressaceae <text:s/>(kupresszácejé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xaceae <text:s/>(taxácejé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abaceae <text:s/>(fabácejé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leditsia <text:s/>(gledícia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obinia <text:s/>(robínia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phora <text:s/>(szofóra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orpha <text:s/>(amorfa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agus <text:s/>(fágusz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raxinus <text:s/>(fraxínusz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juglans <text:s/>(juglansz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oraceae <text:s/>(morácejé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leaceae <text:s/>(oleácejé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inaceae <text:s/>(pínácejé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lantago <text:s/>(plantágó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latanus <text:s/>(platánusz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aceae <text:s/>(poácejé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pulus <text:s/>(populusz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rcus <text:s/>(kverkusz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umex <text:s/>(rumex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alix <text:s/>(szalix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ambucus <text:s/>(szambúkusz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ilia <text:s/>(tília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lmus <text:s/>(úlmusz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mbelliferae <text:s/>(umbelliferé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rticaceae <text:s/>(úrtikácejé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eltis <text:s/>(celtisz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yperaceae <text:s/>(ciperácejé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ypha <text:s/>(tifa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xanthium <text:s/>(xantium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va <text:s/>(iva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strya <text:s/>(osztrija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inkgo <text:s/>(ginkó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uropaea <text:s/>(európea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gyéb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smeretle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esc <text:s/>(észk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il <text:s/>(ail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n <text:s/>(aln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b <text:s/>(amb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t <text:s/>(art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ster <text:s/>(aszter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et <text:s/>(bet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anna <text:s/>(kanna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arp <text:s/>(karp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ast <text:s/>(kaszt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heno <text:s/>(kenó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ry <text:s/>(kori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up <text:s/>(kup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x <text:s/>(tax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aba <text:s/>(faba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ag <text:s/>(fág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rax <text:s/>(frax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jug <text:s/>(jug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or <text:s/>(mór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orus <text:s/>(mórusz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lea <text:s/>(olea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in <text:s/>(pín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lant <text:s/>(plant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lat <text:s/>(plat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a <text:s/>(poa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p <text:s/>(pop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r <text:s/>(kver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um <text:s/>(rum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al <text:s/>(szal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amb <text:s/>(szamb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ilia <text:s/>(tília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lm <text:s/>(úlm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mb <text:s/>(úmb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mbi <text:s/>(úmbi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rt <text:s/>(úrt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rti <text:s/>(úrti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elt <text:s/>(celt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yp <text:s/>(cip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ypha <text:s/>(tifa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xant <text:s/>(xant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va <text:s/>(iva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strya <text:s/>(osztrija)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ull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g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ké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kettő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áro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ég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ö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a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é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yolc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kilenc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íz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iz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usz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arminc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egyv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ötv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atva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etv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yolcva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kilencv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záz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januá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ebruá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árci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áprili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áj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júni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júli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ugusztu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zeptemb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któb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ovemb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cemb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ékéscsab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Budapes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brece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ge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Győ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Kaposvá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Kecskemé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iskolc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yíregyház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éc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algótarjá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iófok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zege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zékesfehérvá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zekszárd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zolnok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zombathely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Tatabány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eszpré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Zalaegersze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tart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kezdé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leállítá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lusz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ég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mínusz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iba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gye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kette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hár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négye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ötö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ndex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top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ége</text:p>
          </table:table-cell>
          <table:table-cell table:number-columns-repeated="16383"/>
        </table:table-row>
        <table:table-row table:number-rows-repeated="10484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_225_l_32_2" style:display-name="Normál 2" style:family="table-cell" style:data-style-name="N0">
      <style:table-cell-properties style:vertical-align="automatic" fo:background-color="transparent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Dr. Ercsey Zsolt</meta:initial-creator>
    <dc:creator>Dr. Ercsey Zsolt</dc:creator>
    <meta:creation-date>2024-01-30T10:02:59Z</meta:creation-date>
    <dc:date>2024-01-30T10:24:11Z</dc:date>
  </office:meta>
</office:document-meta>
</file>